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宋体" svg:font-family="宋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font-variant="normal" fo:text-transform="none"/>
    </style:style>
    <style:style style:name="P3" style:family="paragraph" style:parent-style-name="Text_20_body">
      <style:paragraph-properties fo:margin-left="0.185cm" fo:margin-right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text-indent="0.741cm" style:auto-text-indent="false"/>
    </style:style>
    <style:style style:name="P5" style:family="paragraph" style:parent-style-name="Text_20_body">
      <style:paragraph-properties fo:margin-left="0cm" fo:margin-right="0cm" fo:text-align="justify" style:justify-single-word="false" fo:text-indent="0.741cm" style:auto-text-indent="false"/>
    </style:style>
    <style:style style:name="P6" style:family="paragraph" style:parent-style-name="Text_20_body">
      <style:paragraph-properties fo:margin-left="0cm" fo:margin-right="0cm" fo:text-indent="0.741cm" style:auto-text-indent="false"/>
      <style:text-properties fo:font-variant="normal" fo:text-transform="non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.556cm" fo:margin-right="0cm" fo:text-indent="0cm" style:auto-text-indent="false"/>
    </style:style>
    <style:style style:name="P10" style:family="paragraph" style:parent-style-name="Text_20_body">
      <style:paragraph-properties fo:margin-left="1.296cm" fo:margin-right="0cm" fo:text-indent="0cm" style:auto-text-indent="false"/>
    </style:style>
    <style:style style:name="T1" style:family="text">
      <style:text-properties style:font-name-asian="宋体" style:font-size-asian="10.5pt"/>
    </style:style>
    <style:style style:name="T2" style:family="text">
      <style:text-properties style:font-name-asian="宋体" style:font-size-asian="10.5pt" style:font-weight-asian="bold"/>
    </style:style>
    <style:style style:name="T3" style:family="text">
      <style:text-properties style:font-name-asian="宋体" style:font-size-asian="10.5pt" style:font-weight-asian="normal"/>
    </style:style>
    <style:style style:name="T4" style:family="text">
      <style:text-properties style:font-size-asian="10.5pt" style:font-style-asian="normal" style:font-weight-asian="bold"/>
    </style:style>
    <style:style style:name="T5" style:family="text">
      <style:text-properties style:font-name="Calibri" fo:font-size="10.5pt" fo:font-weight="normal"/>
    </style:style>
    <style:style style:name="T6" style:family="text">
      <style:text-properties style:font-name="Calibri" fo:font-size="10.5pt" fo:font-weight="bold"/>
    </style:style>
    <style:style style:name="T7" style:family="text">
      <style:text-properties style:font-name="Calibri" fo:font-size="10.5pt" fo:font-style="normal" fo:font-weight="bold"/>
    </style:style>
    <style:style style:name="T8" style:family="text">
      <style:text-properties fo:font-size="10.5pt" fo:font-weight="bold"/>
    </style:style>
    <style:style style:name="T9" style:family="text">
      <style:text-properties fo:font-size="10.5pt" fo:font-style="normal" fo:font-weight="bold"/>
    </style:style>
    <style:style style:name="T10" style:family="text">
      <style:text-properties style:font-name-asian="Calibri" style:font-size-asian="10.5pt"/>
    </style:style>
    <style:style style:name="T11" style:family="text">
      <style:text-properties style:font-name-asian="Calibri" style:font-size-asian="10.5pt" style:font-weight-asian="normal"/>
    </style:style>
    <style:style style:name="T12" style:family="text">
      <style:text-properties style:font-name-asian="Calibri" style:font-size-asian="10.5pt" style:font-weight-asian="bold"/>
    </style:style>
    <style:style style:name="T13" style:family="text">
      <style:text-properties style:font-name-asian="Calibri" style:font-size-asian="10.5pt" style:font-style-asian="normal" style:font-weight-asian="bold"/>
    </style:style>
    <style:style style:name="T14" style:family="text">
      <style:text-properties fo:font-variant="normal" fo:text-transform="none" style:font-name-asian="宋体" style:font-size-asian="10.5pt" style:font-style-asian="normal" style:font-weight-asian="normal"/>
    </style:style>
    <style:style style:name="T15" style:family="text">
      <style:text-properties fo:font-variant="normal" fo:text-transform="none" fo:font-size="10.5pt" fo:font-style="normal" fo:font-weight="normal"/>
    </style:style>
    <style:style style:name="T16" style:family="text">
      <style:text-properties fo:font-variant="normal" fo:text-transform="none" style:font-size-asian="10.5pt" style:font-style-asian="normal" style:font-weight-asian="normal"/>
    </style:style>
    <style:style style:name="T17" style:family="text">
      <style:text-properties fo:font-variant="normal" fo:text-transform="none" style:font-name="Calibri" fo:font-size="10.5pt" fo:font-style="normal" fo:font-weight="normal"/>
    </style:style>
    <style:style style:name="T18" style:family="text">
      <style:text-properties fo:font-variant="normal" fo:text-transform="none" style:font-name="Calibri" fo:font-size="10.5pt" fo:font-style="normal" fo:font-weight="bold"/>
    </style:style>
    <style:style style:name="T19" style:family="text">
      <style:text-properties fo:font-variant="normal" fo:text-transform="none" style:font-name-asian="Calibri" style:font-size-asian="10.5pt" style:font-style-asian="normal" style:font-weight-asian="normal"/>
    </style:style>
    <style:style style:name="T20" style:family="text">
      <style:text-properties fo:font-variant="normal" fo:text-transform="none" style:font-name-asian="Calibri" style:font-size-asian="10.5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date>2019-01-10T11:49:06.929781296</dc:date><text:p>&lt;!--[if gte mso 9]&gt;&lt;xml&gt;&lt;o:DocumentProperties&gt;&lt;o:Revision&gt;1&lt;/o:Revision&gt;&lt;o:Pages&gt;1&lt;/o:Pages&gt;&lt;o:Lines&gt;1&lt;/o:Lines&gt;&lt;o:Paragraphs&gt;1&lt;/o:Paragraphs&gt;&lt;/o:DocumentProperties&gt;&lt;/xml&gt;&lt;![endif]--&gt;</text:p></office:annotation><office:annotation><dc:date>2019-01-10T11:49:06.929801646</dc:date><text:p>&lt;!--[if gte mso 9]&gt;&lt;xml&gt;&lt;o:OfficeDocumentSettings&gt;&lt;/o:OfficeDocumentSettings&gt;&lt;/xml&gt;&lt;![endif]--&gt;</text:p></office:annotation><office:annotation><dc:date>2019-01-10T11:49:06.929918423</dc:date><text:p>&lt;!--[if gte mso 9]&gt;&lt;xml&gt;&lt;w:WordDocument&gt;&lt;w:BrowserLevel&gt;MicrosoftInternetExplorer4&lt;/w:BrowserLevel&gt;&lt;w:DisplayHorizontalDrawingGridEvery&gt;0&lt;/w:DisplayHorizontalDrawingGridEvery&gt;&lt;w:DisplayVerticalDrawingGridEvery&gt;2&lt;/w:DisplayVerticalDrawingGridEvery&gt;&lt;w:DocumentKind&gt;DocumentNotSpecified&lt;/w:DocumentKind&gt;&lt;w:DrawingGridVerticalSpacing&gt;7.8 磅&lt;/w:DrawingGridVerticalSpacing&gt;&lt;w:PunctuationKerning&gt;&lt;/w:PunctuationKerning&gt;&lt;w:View&gt;Normal&lt;/w:View&gt;&lt;w:Compatibility&gt;&lt;w:DontGrowAutofit/&gt;&lt;w:BalanceSingleByteDoubleByteWidth/&gt;&lt;w:DoNotExpandShiftReturn/&gt;&lt;w:UseFELayout/&gt;&lt;/w:Compatibility&gt;&lt;w:Zoom&gt;0&lt;/w:Zoom&gt;&lt;/w:WordDocument&gt;&lt;/xml&gt;&lt;![endif]--&gt;</text:p></office:annotation><office:annotation><dc:date>2019-01-10T11:49:06.979596553</dc:date><text:p>&lt;!--[if gte mso 9]&gt;&lt;xml&gt;&lt;w:LatentStyles DefLockedState="false" <text:s/>DefUnhideWhenUsed="true" <text:s/>DefSemiHidden="true" <text:s/>DefQFormat="false" <text:s/>DefPriority="99" <text:s/>LatentStyleCount="260" &gt;</text:p><text:p>&lt;w:LsdException Locked="false" <text:s/>Priority="99" <text:s/>SemiHidden="false" <text:s/>Name="Normal" &gt;&lt;/w:LsdException&gt;</text:p><text:p>&lt;w:LsdException Locked="false" <text:s/>Priority="99" <text:s/>SemiHidden="false" <text:s/>Name="heading 1" &gt;&lt;/w:LsdException&gt;</text:p><text:p>&lt;w:LsdException Locked="false" <text:s/>Priority="99" <text:s/>SemiHidden="false" <text:s/>Name="heading 2" &gt;&lt;/w:LsdException&gt;</text:p><text:p>&lt;w:LsdException Locked="false" <text:s/>Priority="99" <text:s/>SemiHidden="false" <text:s/>Name="heading 3" &gt;&lt;/w:LsdException&gt;</text:p><text:p>&lt;w:LsdException Locked="false" <text:s/>Priority="99" <text:s/>SemiHidden="false" <text:s/>Name="heading 4" &gt;&lt;/w:LsdException&gt;</text:p><text:p>&lt;w:LsdException Locked="false" <text:s/>Priority="99" <text:s/>SemiHidden="false" <text:s/>Name="heading 5" &gt;&lt;/w:LsdException&gt;</text:p><text:p>&lt;w:LsdException Locked="false" <text:s/>Priority="99" <text:s/>SemiHidden="false" <text:s/>Name="heading 6" &gt;&lt;/w:LsdException&gt;</text:p><text:p>&lt;w:LsdException Locked="false" <text:s/>Priority="99" <text:s/>SemiHidden="false" <text:s/>Name="heading 7" &gt;&lt;/w:LsdException&gt;</text:p><text:p>&lt;w:LsdException Locked="false" <text:s/>Priority="99" <text:s/>SemiHidden="false" <text:s/>Name="heading 8" &gt;&lt;/w:LsdException&gt;</text:p><text:p>&lt;w:LsdException Locked="false" <text:s/>Priority="99" <text:s/>SemiHidden="false" <text:s/>Name="heading 9" &gt;&lt;/w:LsdException&gt;</text:p><text:p>&lt;w:LsdException Locked="false" <text:s/>Priority="99" <text:s/>SemiHidden="false" <text:s/>Name="index 1" &gt;&lt;/w:LsdException&gt;</text:p><text:p>&lt;w:LsdException Locked="false" <text:s/>Priority="99" <text:s/>SemiHidden="false" <text:s/>Name="index 2" &gt;&lt;/w:LsdException&gt;</text:p><text:p>&lt;w:LsdException Locked="false" <text:s/>Priority="99" <text:s/>SemiHidden="false" <text:s/>Name="index 3" &gt;&lt;/w:LsdException&gt;</text:p><text:p>&lt;w:LsdException Locked="false" <text:s/>Priority="99" <text:s/>SemiHidden="false" <text:s/>Name="index 4" &gt;&lt;/w:LsdException&gt;</text:p><text:p>&lt;w:LsdException Locked="false" <text:s/>Priority="99" <text:s/>SemiHidden="false" <text:s/>Name="index 5" &gt;&lt;/w:LsdException&gt;</text:p><text:p>&lt;w:LsdException Locked="false" <text:s/>Priority="99" <text:s/>SemiHidden="false" <text:s/>Name="index 6" &gt;&lt;/w:LsdException&gt;</text:p><text:p>&lt;w:LsdException Locked="false" <text:s/>Priority="99" <text:s/>SemiHidden="false" <text:s/>Name="index 7" &gt;&lt;/w:LsdException&gt;</text:p><text:p>&lt;w:LsdException Locked="false" <text:s/>Priority="99" <text:s/>SemiHidden="false" <text:s/>Name="index 8" &gt;&lt;/w:LsdException&gt;</text:p><text:p>&lt;w:LsdException Locked="false" <text:s/>Priority="99" <text:s/>SemiHidden="false" <text:s/>Name="index 9" &gt;&lt;/w:LsdException&gt;</text:p><text:p>&lt;w:LsdException Locked="false" <text:s/>Priority="99" <text:s/>SemiHidden="false" <text:s/>Name="toc 1" &gt;&lt;/w:LsdException&gt;</text:p><text:p>&lt;w:LsdException Locked="false" <text:s/>Priority="99" <text:s/>SemiHidden="false" <text:s/>Name="toc 2" &gt;&lt;/w:LsdException&gt;</text:p><text:p>&lt;w:LsdException Locked="false" <text:s/>Priority="99" <text:s/>SemiHidden="false" <text:s/>Name="toc 3" &gt;&lt;/w:LsdException&gt;</text:p><text:p>&lt;w:LsdException Locked="false" <text:s/>Priority="99" <text:s/>SemiHidden="false" <text:s/>Name="toc 4" &gt;&lt;/w:LsdException&gt;</text:p><text:p>&lt;w:LsdException Locked="false" <text:s/>Priority="99" <text:s/>SemiHidden="false" <text:s/>Name="toc 5" &gt;&lt;/w:LsdException&gt;</text:p><text:p>&lt;w:LsdException Locked="false" <text:s/>Priority="99" <text:s/>SemiHidden="false" <text:s/>Name="toc 6" &gt;&lt;/w:LsdException&gt;</text:p><text:p>&lt;w:LsdException Locked="false" <text:s/>Priority="99" <text:s/>SemiHidden="false" <text:s/>Name="toc 7" &gt;&lt;/w:LsdException&gt;</text:p><text:p>&lt;w:LsdException Locked="false" <text:s/>Priority="99" <text:s/>SemiHidden="false" <text:s/>Name="toc 8" &gt;&lt;/w:LsdException&gt;</text:p><text:p>&lt;w:LsdException Locked="false" <text:s/>Priority="99" <text:s/>SemiHidden="false" <text:s/>Name="toc 9" &gt;&lt;/w:LsdException&gt;</text:p><text:p>&lt;w:LsdException Locked="false" <text:s/>Priority="99" <text:s/>SemiHidden="false" <text:s/>Name="Normal Indent" &gt;&lt;/w:LsdException&gt;</text:p><text:p>&lt;w:LsdException Locked="false" <text:s/>Priority="99" <text:s/>SemiHidden="false" <text:s/>Name="footnote text" &gt;&lt;/w:LsdException&gt;</text:p><text:p>&lt;w:LsdException Locked="false" <text:s/>Priority="99" <text:s/>SemiHidden="false" <text:s/>Name="annotation text" &gt;&lt;/w:LsdException&gt;</text:p><text:p>&lt;w:LsdException Locked="false" <text:s/>Priority="99" <text:s/>SemiHidden="false" <text:s/>Name="header" &gt;&lt;/w:LsdException&gt;</text:p><text:p>&lt;w:LsdException Locked="false" <text:s/>Priority="99" <text:s/>SemiHidden="false" <text:s/>Name="footer" &gt;&lt;/w:LsdException&gt;</text:p><text:p>&lt;w:LsdException Locked="false" <text:s/>Priority="99" <text:s/>SemiHidden="false" <text:s/>Name="index heading" &gt;&lt;/w:LsdException&gt;</text:p><text:p>&lt;w:LsdException Locked="false" <text:s/>Priority="99" <text:s/>SemiHidden="false" <text:s/>Name="caption" &gt;&lt;/w:LsdException&gt;</text:p><text:p>&lt;w:LsdException Locked="false" <text:s/>Priority="99" <text:s/>SemiHidden="false" <text:s/>Name="table of figures" &gt;&lt;/w:LsdException&gt;</text:p><text:p>&lt;w:LsdException Locked="false" <text:s/>Priority="99" <text:s/>SemiHidden="false" <text:s/>Name="envelope address" &gt;&lt;/w:LsdException&gt;</text:p><text:p>&lt;w:LsdException Locked="false" <text:s/>Priority="99" <text:s/>SemiHidden="false" <text:s/>Name="envelope return" &gt;&lt;/w:LsdException&gt;</text:p><text:p>&lt;w:LsdException Locked="false" <text:s/>Priority="99" <text:s/>SemiHidden="false" <text:s/>Name="footnote reference" &gt;&lt;/w:LsdException&gt;</text:p><text:p>&lt;w:LsdException Locked="false" <text:s/>Priority="99" <text:s/>SemiHidden="false" <text:s/>Name="annotation reference" &gt;&lt;/w:LsdException&gt;</text:p><text:p>&lt;w:LsdException Locked="false" <text:s/>Priority="99" <text:s/>SemiHidden="false" <text:s/>Name="line number" &gt;&lt;/w:LsdException&gt;</text:p><text:p>&lt;w:LsdException Locked="false" <text:s/>Priority="99" <text:s/>SemiHidden="false" <text:s/>Name="page number" &gt;&lt;/w:LsdException&gt;</text:p><text:p>&lt;w:LsdException Locked="false" <text:s/>Priority="99" <text:s/>SemiHidden="false" <text:s/>Name="endnote reference" &gt;&lt;/w:LsdException&gt;</text:p><text:p>&lt;w:LsdException Locked="false" <text:s/>Priority="99" <text:s/>SemiHidden="false" <text:s/>Name="endnote text" &gt;&lt;/w:LsdException&gt;</text:p><text:p>&lt;w:LsdException Locked="false" <text:s/>Priority="99" <text:s/>SemiHidden="false" <text:s/>Name="table of authorities" &gt;&lt;/w:LsdException&gt;</text:p><text:p>&lt;w:LsdException Locked="false" <text:s/>Priority="99" <text:s/>SemiHidden="false" <text:s/>Name="macro" &gt;&lt;/w:LsdException&gt;</text:p><text:p>&lt;w:LsdException Locked="false" <text:s/>Priority="99" <text:s/>SemiHidden="false" <text:s/>Name="toa heading" &gt;&lt;/w:LsdException&gt;</text:p><text:p>&lt;w:LsdException Locked="false" <text:s/>Priority="99" <text:s/>SemiHidden="false" <text:s/>Name="List" &gt;&lt;/w:LsdException&gt;</text:p><text:p>&lt;w:LsdException Locked="false" <text:s/>Priority="99" <text:s/>SemiHidden="false" <text:s/>Name="List Bullet" &gt;&lt;/w:LsdException&gt;</text:p><text:p>&lt;w:LsdException Locked="false" <text:s/>Priority="99" <text:s/>SemiHidden="false" <text:s/>Name="List Number" &gt;&lt;/w:LsdException&gt;</text:p><text:p>&lt;w:LsdException Locked="false" <text:s/>Priority="99" <text:s/>SemiHidden="false" <text:s/>Name="List 2" &gt;&lt;/w:LsdException&gt;</text:p><text:p>&lt;w:LsdException Locked="false" <text:s/>Priority="99" <text:s/>SemiHidden="false" <text:s/>Name="List 3" &gt;&lt;/w:LsdException&gt;</text:p><text:p>&lt;w:LsdException Locked="false" <text:s/>Priority="99" <text:s/>SemiHidden="false" <text:s/>Name="List 4" &gt;&lt;/w:LsdException&gt;</text:p><text:p>&lt;w:LsdException Locked="false" <text:s/>Priority="99" <text:s/>SemiHidden="false" <text:s/>Name="List 5" &gt;&lt;/w:LsdException&gt;</text:p><text:p>&lt;w:LsdException Locked="false" <text:s/>Priority="99" <text:s/>SemiHidden="false" <text:s/>Name="List Bullet 2" &gt;&lt;/w:LsdException&gt;</text:p><text:p>&lt;w:LsdException Locked="false" <text:s/>Priority="99" <text:s/>SemiHidden="false" <text:s/>Name="List Bullet 3" &gt;&lt;/w:LsdException&gt;</text:p><text:p>&lt;w:LsdException Locked="false" <text:s/>Priority="99" <text:s/>SemiHidden="false" <text:s/>Name="List Bullet 4" &gt;&lt;/w:LsdException&gt;</text:p><text:p>&lt;w:LsdException Locked="false" <text:s/>Priority="99" <text:s/>SemiHidden="false" <text:s/>Name="List Bullet 5" &gt;&lt;/w:LsdException&gt;</text:p><text:p>&lt;w:LsdException Locked="false" <text:s/>Priority="99" <text:s/>SemiHidden="false" <text:s/>Name="List Number 2" &gt;&lt;/w:LsdException&gt;</text:p><text:p>&lt;w:LsdException Locked="false" <text:s/>Priority="99" <text:s/>SemiHidden="false" <text:s/>Name="List Number 3" &gt;&lt;/w:LsdException&gt;</text:p><text:p>&lt;w:LsdException Locked="false" <text:s/>Priority="99" <text:s/>SemiHidden="false" <text:s/>Name="List Number 4" &gt;&lt;/w:LsdException&gt;</text:p><text:p>&lt;w:LsdException Locked="false" <text:s/>Priority="99" <text:s/>SemiHidden="false" <text:s/>Name="List Number 5" &gt;&lt;/w:LsdException&gt;</text:p><text:p>&lt;w:LsdException Locked="false" <text:s/>Priority="99" <text:s/>SemiHidden="false" <text:s/>Name="Title" &gt;&lt;/w:LsdException&gt;</text:p><text:p>&lt;w:LsdException Locked="false" <text:s/>Priority="99" <text:s/>SemiHidden="false" <text:s/>Name="Closing" &gt;&lt;/w:LsdException&gt;</text:p><text:p>&lt;w:LsdException Locked="false" <text:s/>Priority="99" <text:s/>SemiHidden="false" <text:s/>Name="Signature" &gt;&lt;/w:LsdException&gt;</text:p><text:p>&lt;w:LsdException Locked="false" <text:s/>Priority="99" <text:s/>SemiHidden="false" <text:s/>Name="Default Paragraph Font" &gt;&lt;/w:LsdException&gt;</text:p><text:p>&lt;w:LsdException Locked="false" <text:s/>Priority="99" <text:s/>SemiHidden="false" <text:s/>Name="Body Text" &gt;&lt;/w:LsdException&gt;</text:p><text:p>&lt;w:LsdException Locked="false" <text:s/>Priority="99" <text:s/>SemiHidden="false" <text:s/>Name="Body Text Indent" &gt;&lt;/w:LsdException&gt;</text:p><text:p>&lt;w:LsdException Locked="false" <text:s/>Priority="99" <text:s/>SemiHidden="false" <text:s/>Name="List Continue" &gt;&lt;/w:LsdException&gt;</text:p><text:p>&lt;w:LsdException Locked="false" <text:s/>Priority="99" <text:s/>SemiHidden="false" <text:s/>Name="List Continue 2" &gt;&lt;/w:LsdException&gt;</text:p><text:p>&lt;w:LsdException Locked="false" <text:s/>Priority="99" <text:s/>SemiHidden="false" <text:s/>Name="List Continue 3" &gt;&lt;/w:LsdException&gt;</text:p><text:p>&lt;w:LsdException Locked="false" <text:s/>Priority="99" <text:s/>SemiHidden="false" <text:s/>Name="List Continue 4" &gt;&lt;/w:LsdException&gt;</text:p><text:p>&lt;w:LsdException Locked="false" <text:s/>Priority="99" <text:s/>SemiHidden="false" <text:s/>Name="List Continue 5" &gt;&lt;/w:LsdException&gt;</text:p><text:p>&lt;w:LsdException Locked="false" <text:s/>Priority="99" <text:s/>SemiHidden="false" <text:s/>Name="Message Header" &gt;&lt;/w:LsdException&gt;</text:p><text:p>&lt;w:LsdException Locked="false" <text:s/>Priority="99" <text:s/>SemiHidden="false" <text:s/>Name="Subtitle" &gt;&lt;/w:LsdException&gt;</text:p><text:p>&lt;w:LsdException Locked="false" <text:s/>Priority="99" <text:s/>SemiHidden="false" <text:s/>Name="Salutation" &gt;&lt;/w:LsdException&gt;</text:p><text:p>&lt;w:LsdException Locked="false" <text:s/>Priority="99" <text:s/>SemiHidden="false" <text:s/>Name="Date" &gt;&lt;/w:LsdException&gt;</text:p><text:p>&lt;w:LsdException Locked="false" <text:s/>Priority="99" <text:s/>SemiHidden="false" <text:s/>Name="Body Text First Indent" &gt;&lt;/w:LsdException&gt;</text:p><text:p>&lt;w:LsdException Locked="false" <text:s/>Priority="99" <text:s/>SemiHidden="false" <text:s/>Name="Body Text First Indent 2" &gt;&lt;/w:LsdException&gt;</text:p><text:p>&lt;w:LsdException Locked="false" <text:s/>Priority="99" <text:s/>SemiHidden="false" <text:s/>Name="Note Heading" &gt;&lt;/w:LsdException&gt;</text:p><text:p>&lt;w:LsdException Locked="false" <text:s/>Priority="99" <text:s/>SemiHidden="false" <text:s/>Name="Body Text 2" &gt;&lt;/w:LsdException&gt;</text:p><text:p>&lt;w:LsdException Locked="false" <text:s/>Priority="99" <text:s/>SemiHidden="false" <text:s/>Name="Body Text 3" &gt;&lt;/w:LsdException&gt;</text:p><text:p>&lt;w:LsdException Locked="false" <text:s/>Priority="99" <text:s/>SemiHidden="false" <text:s/>Name="Body Text Indent 2" &gt;&lt;/w:LsdException&gt;</text:p><text:p>&lt;w:LsdException Locked="false" <text:s/>Priority="99" <text:s/>SemiHidden="false" <text:s/>Name="Body Text Indent 3" &gt;&lt;/w:LsdException&gt;</text:p><text:p>&lt;w:LsdException Locked="false" <text:s/>Priority="99" <text:s/>SemiHidden="false" <text:s/>Name="Block Text" &gt;&lt;/w:LsdException&gt;</text:p><text:p>&lt;w:LsdException Locked="false" <text:s/>Priority="99" <text:s/>SemiHidden="false" <text:s/>Name="Hyperlink" &gt;&lt;/w:LsdException&gt;</text:p><text:p>&lt;w:LsdException Locked="false" <text:s/>Priority="99" <text:s/>SemiHidden="false" <text:s/>Name="FollowedHyperlink" &gt;&lt;/w:LsdException&gt;</text:p><text:p>&lt;w:LsdException Locked="false" <text:s/>Priority="99" <text:s/>SemiHidden="false" <text:s/>Name="Strong" &gt;&lt;/w:LsdException&gt;</text:p><text:p>&lt;w:LsdException Locked="false" <text:s/>Priority="99" <text:s/>SemiHidden="false" <text:s/>Name="Emphasis" &gt;&lt;/w:LsdException&gt;</text:p><text:p>&lt;w:LsdException Locked="false" <text:s/>Priority="99" <text:s/>SemiHidden="false" <text:s/>Name="Document Map" &gt;&lt;/w:LsdException&gt;</text:p><text:p>&lt;w:LsdException Locked="false" <text:s/>Priority="99" <text:s/>SemiHidden="false" <text:s/>Name="Plain Text" &gt;&lt;/w:LsdException&gt;</text:p><text:p>&lt;w:LsdException Locked="false" <text:s/>Priority="99" <text:s/>SemiHidden="false" <text:s/>Name="E-mail Signature" &gt;&lt;/w:LsdException&gt;</text:p><text:p>&lt;w:LsdException Locked="false" <text:s/>Priority="99" <text:s/>SemiHidden="false" <text:s/>Name="Normal (Web)" &gt;&lt;/w:LsdException&gt;</text:p><text:p>&lt;w:LsdException Locked="false" <text:s/>Priority="99" <text:s/>SemiHidden="false" <text:s/>Name="HTML Acronym" &gt;&lt;/w:LsdException&gt;</text:p><text:p>&lt;w:LsdException Locked="false" <text:s/>Priority="99" <text:s/>SemiHidden="false" <text:s/>Name="HTML Address" &gt;&lt;/w:LsdException&gt;</text:p><text:p>&lt;w:LsdException Locked="false" <text:s/>Priority="99" <text:s/>SemiHidden="false" <text:s/>Name="HTML Cite" &gt;&lt;/w:LsdException&gt;</text:p><text:p>&lt;w:LsdException Locked="false" <text:s/>Priority="99" <text:s/>SemiHidden="false" <text:s/>Name="HTML Code" &gt;&lt;/w:LsdException&gt;</text:p><text:p>&lt;w:LsdException Locked="false" <text:s/>Priority="99" <text:s/>SemiHidden="false" <text:s/>Name="HTML Definition" &gt;&lt;/w:LsdException&gt;</text:p><text:p>&lt;w:LsdException Locked="false" <text:s/>Priority="99" <text:s/>SemiHidden="false" <text:s/>Name="HTML Keyboard" &gt;&lt;/w:LsdException&gt;</text:p><text:p>&lt;w:LsdException Locked="false" <text:s/>Priority="99" <text:s/>SemiHidden="false" <text:s/>Name="HTML Preformatted" &gt;&lt;/w:LsdException&gt;</text:p><text:p>&lt;w:LsdException Locked="false" <text:s/>Priority="99" <text:s/>SemiHidden="false" <text:s/>Name="HTML Sample" &gt;&lt;/w:LsdException&gt;</text:p><text:p>&lt;w:LsdException Locked="false" <text:s/>Priority="99" <text:s/>SemiHidden="false" <text:s/>Name="HTML Typewriter" &gt;&lt;/w:LsdException&gt;</text:p><text:p>&lt;w:LsdException Locked="false" <text:s/>Priority="99" <text:s/>SemiHidden="false" <text:s/>Name="HTML Variable" &gt;&lt;/w:LsdException&gt;</text:p><text:p>&lt;w:LsdException Locked="false" <text:s/>Priority="99" <text:s/>SemiHidden="false" <text:s/>Name="Normal Table" &gt;&lt;/w:LsdException&gt;</text:p><text:p>&lt;w:LsdException Locked="false" <text:s/>Priority="99" <text:s/>SemiHidden="false" <text:s/>Name="annotation subject" &gt;&lt;/w:LsdException&gt;</text:p><text:p>&lt;w:LsdException Locked="false" <text:s/>Priority="99" <text:s/>SemiHidden="false" <text:s/>Name="No List" &gt;&lt;/w:LsdException&gt;</text:p><text:p>&lt;w:LsdException Locked="false" <text:s/>Priority="99" <text:s/>SemiHidden="false" <text:s/>Name="1 / a / i" &gt;&lt;/w:LsdException&gt;</text:p><text:p>&lt;w:LsdException Locked="false" <text:s/>Priority="99" <text:s/>SemiHidden="false" <text:s/>Name="1 / 1.1 / 1.1.1" &gt;&lt;/w:LsdException&gt;</text:p><text:p>&lt;w:LsdException Locked="false" <text:s/>Priority="99" <text:s/>SemiHidden="false" <text:s/>Name="Article / Section" &gt;&lt;/w:LsdException&gt;</text:p><text:p>&lt;w:LsdException Locked="false" <text:s/>Priority="99" <text:s/>SemiHidden="false" <text:s/>Name="Table Simple 1" &gt;&lt;/w:LsdException&gt;</text:p><text:p>&lt;w:LsdException Locked="false" <text:s/>Priority="99" <text:s/>SemiHidden="false" <text:s/>Name="Table Simple 2" &gt;&lt;/w:LsdException&gt;</text:p><text:p>&lt;w:LsdException Locked="false" <text:s/>Priority="99" <text:s/>SemiHidden="false" <text:s/>Name="Table Simple 3" &gt;&lt;/w:LsdException&gt;</text:p><text:p>&lt;w:LsdException Locked="false" <text:s/>Priority="99" <text:s/>SemiHidden="false" <text:s/>Name="Table Classic 1" &gt;&lt;/w:LsdException&gt;</text:p><text:p>&lt;w:LsdException Locked="false" <text:s/>Priority="99" <text:s/>SemiHidden="false" <text:s/>Name="Table Classic 2" &gt;&lt;/w:LsdException&gt;</text:p><text:p>&lt;w:LsdException Locked="false" <text:s/>Priority="99" <text:s/>SemiHidden="false" <text:s/>Name="Table Classic 3" &gt;&lt;/w:LsdException&gt;</text:p><text:p>&lt;w:LsdException Locked="false" <text:s/>Priority="99" <text:s/>SemiHidden="false" <text:s/>Name="Table Classic 4" &gt;&lt;/w:LsdException&gt;</text:p><text:p>&lt;w:LsdException Locked="false" <text:s/>Priority="99" <text:s/>SemiHidden="false" <text:s/>Name="Table Colorful 1" &gt;&lt;/w:LsdException&gt;</text:p><text:p>&lt;w:LsdException Locked="false" <text:s/>Priority="99" <text:s/>SemiHidden="false" <text:s/>Name="Table Colorful 2" &gt;&lt;/w:LsdException&gt;</text:p><text:p>&lt;w:LsdException Locked="false" <text:s/>Priority="99" <text:s/>SemiHidden="false" <text:s/>Name="Table Colorful 3" &gt;&lt;/w:LsdException&gt;</text:p><text:p>&lt;w:LsdException Locked="false" <text:s/>Priority="99" <text:s/>SemiHidden="false" <text:s/>Name="Table Columns 1" &gt;&lt;/w:LsdException&gt;</text:p><text:p>&lt;w:LsdException Locked="false" <text:s/>Priority="99" <text:s/>SemiHidden="false" <text:s/>Name="Table Columns 2" &gt;&lt;/w:LsdException&gt;</text:p><text:p>&lt;w:LsdException Locked="false" <text:s/>Priority="99" <text:s/>SemiHidden="false" <text:s/>Name="Table Columns 3" &gt;&lt;/w:LsdException&gt;</text:p><text:p>&lt;w:LsdException Locked="false" <text:s/>Priority="99" <text:s/>SemiHidden="false" <text:s/>Name="Table Columns 4" &gt;&lt;/w:LsdException&gt;</text:p><text:p>&lt;w:LsdException Locked="false" <text:s/>Priority="99" <text:s/>SemiHidden="false" <text:s/>Name="Table Columns 5" &gt;&lt;/w:LsdException&gt;</text:p><text:p>&lt;w:LsdException Locked="false" <text:s/>Priority="99" <text:s/>SemiHidden="false" <text:s/>Name="Table Grid 1" &gt;&lt;/w:LsdException&gt;</text:p><text:p>&lt;w:LsdException Locked="false" <text:s/>Priority="99" <text:s/>SemiHidden="false" <text:s/>Name="Table Grid 2" &gt;&lt;/w:LsdException&gt;</text:p><text:p>&lt;w:LsdException Locked="false" <text:s/>Priority="99" <text:s/>SemiHidden="false" <text:s/>Name="Table Grid 3" &gt;&lt;/w:LsdException&gt;</text:p><text:p>&lt;w:LsdException Locked="false" <text:s/>Priority="99" <text:s/>SemiHidden="false" <text:s/>Name="Table Grid 4" &gt;&lt;/w:LsdException&gt;</text:p><text:p>&lt;w:LsdException Locked="false" <text:s/>Priority="99" <text:s/>SemiHidden="false" <text:s/>Name="Table Grid 5" &gt;&lt;/w:LsdException&gt;</text:p><text:p>&lt;w:LsdException Locked="false" <text:s/>Priority="99" <text:s/>SemiHidden="false" <text:s/>Name="Table Grid 6" &gt;&lt;/w:LsdException&gt;</text:p><text:p>&lt;w:LsdException Locked="false" <text:s/>Priority="99" <text:s/>SemiHidden="false" <text:s/>Name="Table Grid 7" &gt;&lt;/w:LsdException&gt;</text:p><text:p>&lt;w:LsdException Locked="false" <text:s/>Priority="99" <text:s/>SemiHidden="false" <text:s/>Name="Table Grid 8" &gt;&lt;/w:LsdException&gt;</text:p><text:p>&lt;w:LsdException Locked="false" <text:s/>Priority="99" <text:s/>SemiHidden="false" <text:s/>Name="Table List 1" &gt;&lt;/w:LsdException&gt;</text:p><text:p>&lt;w:LsdException Locked="false" <text:s/>Priority="99" <text:s/>SemiHidden="false" <text:s/>Name="Table List 2" &gt;&lt;/w:LsdException&gt;</text:p><text:p>&lt;w:LsdException Locked="false" <text:s/>Priority="99" <text:s/>SemiHidden="false" <text:s/>Name="Table List 3" &gt;&lt;/w:LsdException&gt;</text:p><text:p>&lt;w:LsdException Locked="false" <text:s/>Priority="99" <text:s/>SemiHidden="false" <text:s/>Name="Table List 4" &gt;&lt;/w:LsdException&gt;</text:p><text:p>&lt;w:LsdException Locked="false" <text:s/>Priority="99" <text:s/>SemiHidden="false" <text:s/>Name="Table List 5" &gt;&lt;/w:LsdException&gt;</text:p><text:p>&lt;w:LsdException Locked="false" <text:s/>Priority="99" <text:s/>SemiHidden="false" <text:s/>Name="Table List 6" &gt;&lt;/w:LsdException&gt;</text:p><text:p>&lt;w:LsdException Locked="false" <text:s/>Priority="99" <text:s/>SemiHidden="false" <text:s/>Name="Table List 7" &gt;&lt;/w:LsdException&gt;</text:p><text:p>&lt;w:LsdException Locked="false" <text:s/>Priority="99" <text:s/>SemiHidden="false" <text:s/>Name="Table List 8" &gt;&lt;/w:LsdException&gt;</text:p><text:p>&lt;w:LsdException Locked="false" <text:s/>Priority="99" <text:s/>SemiHidden="false" <text:s/>Name="Table 3D effects 1" &gt;&lt;/w:LsdException&gt;</text:p><text:p>&lt;w:LsdException Locked="false" <text:s/>Priority="99" <text:s/>SemiHidden="false" <text:s/>Name="Table 3D effects 2" &gt;&lt;/w:LsdException&gt;</text:p><text:p>&lt;w:LsdException Locked="false" <text:s/>Priority="99" <text:s/>SemiHidden="false" <text:s/>Name="Table 3D effects 3" &gt;&lt;/w:LsdException&gt;</text:p><text:p>&lt;w:LsdException Locked="false" <text:s/>Priority="99" <text:s/>SemiHidden="false" <text:s/>Name="Table Contemporary" &gt;&lt;/w:LsdException&gt;</text:p><text:p>&lt;w:LsdException Locked="false" <text:s/>Priority="99" <text:s/>SemiHidden="false" <text:s/>Name="Table Elegant" &gt;&lt;/w:LsdException&gt;</text:p><text:p>&lt;w:LsdException Locked="false" <text:s/>Priority="99" <text:s/>SemiHidden="false" <text:s/>Name="Table Professional" &gt;&lt;/w:LsdException&gt;</text:p><text:p>&lt;w:LsdException Locked="false" <text:s/>Priority="99" <text:s/>SemiHidden="false" <text:s/>Name="Table Subtle 1" &gt;&lt;/w:LsdException&gt;</text:p><text:p>&lt;w:LsdException Locked="false" <text:s/>Priority="99" <text:s/>SemiHidden="false" <text:s/>Name="Table Subtle 2" &gt;&lt;/w:LsdException&gt;</text:p><text:p>&lt;w:LsdException Locked="false" <text:s/>Priority="99" <text:s/>SemiHidden="false" <text:s/>Name="Table Web 1" &gt;&lt;/w:LsdException&gt;</text:p><text:p>&lt;w:LsdException Locked="false" <text:s/>Priority="99" <text:s/>SemiHidden="false" <text:s/>Name="Table Web 2" &gt;&lt;/w:LsdException&gt;</text:p><text:p>&lt;w:LsdException Locked="false" <text:s/>Priority="99" <text:s/>SemiHidden="false" <text:s/>Name="Table Web 3" &gt;&lt;/w:LsdException&gt;</text:p><text:p>&lt;w:LsdException Locked="false" <text:s/>Priority="99" <text:s/>SemiHidden="false" <text:s/>Name="Balloon Text" &gt;&lt;/w:LsdException&gt;</text:p><text:p>&lt;w:LsdException Locked="false" <text:s/>Priority="99" <text:s/>SemiHidden="false" <text:s/>Name="Table Grid" &gt;&lt;/w:LsdException&gt;</text:p><text:p>&lt;w:LsdException Locked="false" <text:s/>Priority="99" <text:s/>SemiHidden="false" <text:s/>Name="Table Theme" &gt;&lt;/w:LsdException&gt;</text:p><text:p>&lt;w:LsdException Locked="false" <text:s/>Priority="99" <text:s/>SemiHidden="false" <text:s/>Name="Placeholder Text" &gt;&lt;/w:LsdException&gt;</text:p><text:p>&lt;w:LsdException Locked="false" <text:s/>Priority="99" <text:s/>SemiHidden="false" <text:s/>Name="No Spacing" &gt;&lt;/w:LsdException&gt;</text:p><text:p>&lt;w:LsdException Locked="false" <text:s/>Priority="99" <text:s/>SemiHidden="false" <text:s/>Name="Light Shading" &gt;&lt;/w:LsdException&gt;</text:p><text:p>&lt;w:LsdException Locked="false" <text:s/>Priority="99" <text:s/>SemiHidden="false" <text:s/>Name="Light List" &gt;&lt;/w:LsdException&gt;</text:p><text:p>&lt;w:LsdException Locked="false" <text:s/>Priority="99" <text:s/>SemiHidden="false" <text:s/>Name="Light Grid" &gt;&lt;/w:LsdException&gt;</text:p><text:p>&lt;w:LsdException Locked="false" <text:s/>Priority="99" <text:s/>SemiHidden="false" <text:s/>Name="Medium Shading 1" &gt;&lt;/w:LsdException&gt;</text:p><text:p>&lt;w:LsdException Locked="false" <text:s/>Priority="99" <text:s/>SemiHidden="false" <text:s/>Name="Medium Shading 2" &gt;&lt;/w:LsdException&gt;</text:p><text:p>&lt;w:LsdException Locked="false" <text:s/>Priority="99" <text:s/>SemiHidden="false" <text:s/>Name="Medium List 1" &gt;&lt;/w:LsdException&gt;</text:p><text:p>&lt;w:LsdException Locked="false" <text:s/>Priority="99" <text:s/>SemiHidden="false" <text:s/>Name="Medium List 2" &gt;&lt;/w:LsdException&gt;</text:p><text:p>&lt;w:LsdException Locked="false" <text:s/>Priority="99" <text:s/>SemiHidden="false" <text:s/>Name="Medium Grid 1" &gt;&lt;/w:LsdException&gt;</text:p><text:p>&lt;w:LsdException Locked="false" <text:s/>Priority="99" <text:s/>SemiHidden="false" <text:s/>Name="Medium Grid 2" &gt;&lt;/w:LsdException&gt;</text:p><text:p>&lt;w:LsdException Locked="false" <text:s/>Priority="99" <text:s/>SemiHidden="false" <text:s/>Name="Medium Grid 3" &gt;&lt;/w:LsdException&gt;</text:p><text:p>&lt;w:LsdException Locked="false" <text:s/>Priority="99" <text:s/>SemiHidden="false" <text:s/>Name="Dark List" &gt;&lt;/w:LsdException&gt;</text:p><text:p>&lt;w:LsdException Locked="false" <text:s/>Priority="99" <text:s/>SemiHidden="false" <text:s/>Name="Colorful Shading" &gt;&lt;/w:LsdException&gt;</text:p><text:p>&lt;w:LsdException Locked="false" <text:s/>Priority="99" <text:s/>SemiHidden="false" <text:s/>Name="Colorful List" &gt;&lt;/w:LsdException&gt;</text:p><text:p>&lt;w:LsdException Locked="false" <text:s/>Priority="99" <text:s/>SemiHidden="false" <text:s/>Name="Colorful Grid" &gt;&lt;/w:LsdException&gt;</text:p><text:p>&lt;w:LsdException Locked="false" <text:s/>Priority="99" <text:s/>SemiHidden="false" <text:s/>Name="Light Shading Accent 1" &gt;&lt;/w:LsdException&gt;</text:p><text:p>&lt;w:LsdException Locked="false" <text:s/>Priority="99" <text:s/>SemiHidden="false" <text:s/>Name="Light List Accent 1" &gt;&lt;/w:LsdException&gt;</text:p><text:p>&lt;w:LsdException Locked="false" <text:s/>Priority="99" <text:s/>SemiHidden="false" <text:s/>Name="Light Grid Accent 1" &gt;&lt;/w:LsdException&gt;</text:p><text:p>&lt;w:LsdException Locked="false" <text:s/>Priority="99" <text:s/>SemiHidden="false" <text:s/>Name="Medium Shading 1 Accent 1" &gt;&lt;/w:LsdException&gt;</text:p><text:p>&lt;w:LsdException Locked="false" <text:s/>Priority="99" <text:s/>SemiHidden="false" <text:s/>Name="Medium Shading 2 Accent 1" &gt;&lt;/w:LsdException&gt;</text:p><text:p>&lt;w:LsdException Locked="false" <text:s/>Priority="99" <text:s/>SemiHidden="false" <text:s/>Name="Medium List 1 Accent 1" &gt;&lt;/w:LsdException&gt;</text:p><text:p>&lt;w:LsdException Locked="false" <text:s/>Priority="99" <text:s/>SemiHidden="false" <text:s/>Name="List Paragraph" &gt;&lt;/w:LsdException&gt;</text:p><text:p>&lt;w:LsdException Locked="false" <text:s/>Priority="99" <text:s/>SemiHidden="false" <text:s/>Name="Quote" &gt;&lt;/w:LsdException&gt;</text:p><text:p>&lt;w:LsdException Locked="false" <text:s/>Priority="99" <text:s/>SemiHidden="false" <text:s/>Name="Intense Quote" &gt;&lt;/w:LsdException&gt;</text:p><text:p>&lt;w:LsdException Locked="false" <text:s/>Priority="99" <text:s/>SemiHidden="false" <text:s/>Name="Medium List 2 Accent 1" &gt;&lt;/w:LsdException&gt;</text:p><text:p>&lt;w:LsdException Locked="false" <text:s/>Priority="99" <text:s/>SemiHidden="false" <text:s/>Name="Medium Grid 1 Accent 1" &gt;&lt;/w:LsdException&gt;</text:p><text:p>&lt;w:LsdException Locked="false" <text:s/>Priority="99" <text:s/>SemiHidden="false" <text:s/>Name="Medium Grid 2 Accent 1" &gt;&lt;/w:LsdException&gt;</text:p><text:p>&lt;w:LsdException Locked="false" <text:s/>Priority="99" <text:s/>SemiHidden="false" <text:s/>Name="Medium Grid 3 Accent 1" &gt;&lt;/w:LsdException&gt;</text:p><text:p>&lt;w:LsdException Locked="false" <text:s/>Priority="99" <text:s/>SemiHidden="false" <text:s/>Name="Dark List Accent 1" &gt;&lt;/w:LsdException&gt;</text:p><text:p>&lt;w:LsdException Locked="false" <text:s/>Priority="99" <text:s/>SemiHidden="false" <text:s/>Name="Colorful Shading Accent 1" &gt;&lt;/w:LsdException&gt;</text:p><text:p>&lt;w:LsdException Locked="false" <text:s/>Priority="99" <text:s/>SemiHidden="false" <text:s/>Name="Colorful List Accent 1" &gt;&lt;/w:LsdException&gt;</text:p><text:p>&lt;w:LsdException Locked="false" <text:s/>Priority="99" <text:s/>SemiHidden="false" <text:s/>Name="Colorful Grid Accent 1" &gt;&lt;/w:LsdException&gt;</text:p><text:p>&lt;w:LsdException Locked="false" <text:s/>Priority="99" <text:s/>SemiHidden="false" <text:s/>Name="Light Shading Accent 2" &gt;&lt;/w:LsdException&gt;</text:p><text:p>&lt;w:LsdException Locked="false" <text:s/>Priority="99" <text:s/>SemiHidden="false" <text:s/>Name="Light List Accent 2" &gt;&lt;/w:LsdException&gt;</text:p><text:p>&lt;w:LsdException Locked="false" <text:s/>Priority="99" <text:s/>SemiHidden="false" <text:s/>Name="Light Grid Accent 2" &gt;&lt;/w:LsdException&gt;</text:p><text:p>&lt;w:LsdException Locked="false" <text:s/>Priority="99" <text:s/>SemiHidden="false" <text:s/>Name="Medium Shading 1 Accent 2" &gt;&lt;/w:LsdException&gt;</text:p><text:p>&lt;w:LsdException Locked="false" <text:s/>Priority="99" <text:s/>SemiHidden="false" <text:s/>Name="Medium Shading 2 Accent 2" &gt;&lt;/w:LsdException&gt;</text:p><text:p>&lt;w:LsdException Locked="false" <text:s/>Priority="99" <text:s/>SemiHidden="false" <text:s/>Name="Medium List 1 Accent 2" &gt;&lt;/w:LsdException&gt;</text:p><text:p>&lt;w:LsdException Locked="false" <text:s/>Priority="99" <text:s/>SemiHidden="false" <text:s/>Name="Medium List 2 Accent 2" &gt;&lt;/w:LsdException&gt;</text:p><text:p>&lt;w:LsdException Locked="false" <text:s/>Priority="99" <text:s/>SemiHidden="false" <text:s/>Name="Medium Grid 1 Accent 2" &gt;&lt;/w:LsdException&gt;</text:p><text:p>&lt;w:LsdException Locked="false" <text:s/>Priority="99" <text:s/>SemiHidden="false" <text:s/>Name="Medium Grid 2 Accent 2" &gt;&lt;/w:LsdException&gt;</text:p><text:p>&lt;w:LsdException Locked="false" <text:s/>Priority="99" <text:s/>SemiHidden="false" <text:s/>Name="Medium Grid 3 Accent 2" &gt;&lt;/w:LsdException&gt;</text:p><text:p>&lt;w:LsdException Locked="false" <text:s/>Priority="99" <text:s/>SemiHidden="false" <text:s/>Name="Dark List Accent 2" &gt;&lt;/w:LsdException&gt;</text:p><text:p>&lt;w:LsdException Locked="false" <text:s/>Priority="99" <text:s/>SemiHidden="false" <text:s/>Name="Colorful Shading Accent 2" &gt;&lt;/w:LsdException&gt;</text:p><text:p>&lt;w:LsdException Locked="false" <text:s/>Priority="99" <text:s/>SemiHidden="false" <text:s/>Name="Colorful List Accent 2" &gt;&lt;/w:LsdException&gt;</text:p><text:p>&lt;w:LsdException Locked="false" <text:s/>Priority="99" <text:s/>SemiHidden="false" <text:s/>Name="Colorful Grid Accent 2" &gt;&lt;/w:LsdException&gt;</text:p><text:p>&lt;w:LsdException Locked="false" <text:s/>Priority="99" <text:s/>SemiHidden="false" <text:s/>Name="Light Shading Accent 3" &gt;&lt;/w:LsdException&gt;</text:p><text:p>&lt;w:LsdException Locked="false" <text:s/>Priority="99" <text:s/>SemiHidden="false" <text:s/>Name="Light List Accent 3" &gt;&lt;/w:LsdException&gt;</text:p><text:p>&lt;w:LsdException Locked="false" <text:s/>Priority="99" <text:s/>SemiHidden="false" <text:s/>Name="Light Grid Accent 3" &gt;&lt;/w:LsdException&gt;</text:p><text:p>&lt;w:LsdException Locked="false" <text:s/>Priority="99" <text:s/>SemiHidden="false" <text:s/>Name="Medium Shading 1 Accent 3" &gt;&lt;/w:LsdException&gt;</text:p><text:p>&lt;w:LsdException Locked="false" <text:s/>Priority="99" <text:s/>SemiHidden="false" <text:s/>Name="Medium Shading 2 Accent 3" &gt;&lt;/w:LsdException&gt;</text:p><text:p>&lt;w:LsdException Locked="false" <text:s/>Priority="99" <text:s/>SemiHidden="false" <text:s/>Name="Medium List 1 Accent 3" &gt;&lt;/w:LsdException&gt;</text:p><text:p>&lt;w:LsdException Locked="false" <text:s/>Priority="99" <text:s/>SemiHidden="false" <text:s/>Name="Medium List 2 Accent 3" &gt;&lt;/w:LsdException&gt;</text:p><text:p>&lt;w:LsdException Locked="false" <text:s/>Priority="99" <text:s/>SemiHidden="false" <text:s/>Name="Medium Grid 1 Accent 3" &gt;&lt;/w:LsdException&gt;</text:p><text:p>&lt;w:LsdException Locked="false" <text:s/>Priority="99" <text:s/>SemiHidden="false" <text:s/>Name="Medium Grid 2 Accent 3" &gt;&lt;/w:LsdException&gt;</text:p><text:p>&lt;w:LsdException Locked="false" <text:s/>Priority="99" <text:s/>SemiHidden="false" <text:s/>Name="Medium Grid 3 Accent 3" &gt;&lt;/w:LsdException&gt;</text:p><text:p>&lt;w:LsdException Locked="false" <text:s/>Priority="99" <text:s/>SemiHidden="false" <text:s/>Name="Dark List Accent 3" &gt;&lt;/w:LsdException&gt;</text:p><text:p>&lt;w:LsdException Locked="false" <text:s/>Priority="99" <text:s/>SemiHidden="false" <text:s/>Name="Colorful Shading Accent 3" &gt;&lt;/w:LsdException&gt;</text:p><text:p>&lt;w:LsdException Locked="false" <text:s/>Priority="99" <text:s/>SemiHidden="false" <text:s/>Name="Colorful List Accent 3" &gt;&lt;/w:LsdException&gt;</text:p><text:p>&lt;w:LsdException Locked="false" <text:s/>Priority="99" <text:s/>SemiHidden="false" <text:s/>Name="Colorful Grid Accent 3" &gt;&lt;/w:LsdException&gt;</text:p><text:p>&lt;w:LsdException Locked="false" <text:s/>Priority="99" <text:s/>SemiHidden="false" <text:s/>Name="Light Shading Accent 4" &gt;&lt;/w:LsdException&gt;</text:p><text:p>&lt;w:LsdException Locked="false" <text:s/>Priority="99" <text:s/>SemiHidden="false" <text:s/>Name="Light List Accent 4" &gt;&lt;/w:LsdException&gt;</text:p><text:p>&lt;w:LsdException Locked="false" <text:s/>Priority="99" <text:s/>SemiHidden="false" <text:s/>Name="Light Grid Accent 4" &gt;&lt;/w:LsdException&gt;</text:p><text:p>&lt;w:LsdException Locked="false" <text:s/>Priority="99" <text:s/>SemiHidden="false" <text:s/>Name="Medium Shading 1 Accent 4" &gt;&lt;/w:LsdException&gt;</text:p><text:p>&lt;w:LsdException Locked="false" <text:s/>Priority="99" <text:s/>SemiHidden="false" <text:s/>Name="Medium Shading 2 Accent 4" &gt;&lt;/w:LsdException&gt;</text:p><text:p>&lt;w:LsdException Locked="false" <text:s/>Priority="99" <text:s/>SemiHidden="false" <text:s/>Name="Medium List 1 Accent 4" &gt;&lt;/w:LsdException&gt;</text:p><text:p>&lt;w:LsdException Locked="false" <text:s/>Priority="99" <text:s/>SemiHidden="false" <text:s/>Name="Medium List 2 Accent 4" &gt;&lt;/w:LsdException&gt;</text:p><text:p>&lt;w:LsdException Locked="false" <text:s/>Priority="99" <text:s/>SemiHidden="false" <text:s/>Name="Medium Grid 1 Accent 4" &gt;&lt;/w:LsdException&gt;</text:p><text:p>&lt;w:LsdException Locked="false" <text:s/>Priority="99" <text:s/>SemiHidden="false" <text:s/>Name="Medium Grid 2 Accent 4" &gt;&lt;/w:LsdException&gt;</text:p><text:p>&lt;w:LsdException Locked="false" <text:s/>Priority="99" <text:s/>SemiHidden="false" <text:s/>Name="Medium Grid 3 Accent 4" &gt;&lt;/w:LsdException&gt;</text:p><text:p>&lt;w:LsdException Locked="false" <text:s/>Priority="99" <text:s/>SemiHidden="false" <text:s/>Name="Dark List Accent 4" &gt;&lt;/w:LsdException&gt;</text:p><text:p>&lt;w:LsdException Locked="false" <text:s/>Priority="99" <text:s/>SemiHidden="false" <text:s/>Name="Colorful Shading Accent 4" &gt;&lt;/w:LsdException&gt;</text:p><text:p>&lt;w:LsdException Locked="false" <text:s/>Priority="99" <text:s/>SemiHidden="false" <text:s/>Name="Colorful List Accent 4" &gt;&lt;/w:LsdException&gt;</text:p><text:p>&lt;w:LsdException Locked="false" <text:s/>Priority="99" <text:s/>SemiHidden="false" <text:s/>Name="Colorful Grid Accent 4" &gt;&lt;/w:LsdException&gt;</text:p><text:p>&lt;w:LsdException Locked="false" <text:s/>Priority="99" <text:s/>SemiHidden="false" <text:s/>Name="Light Shading Accent 5" &gt;&lt;/w:LsdException&gt;</text:p><text:p>&lt;w:LsdException Locked="false" <text:s/>Priority="99" <text:s/>SemiHidden="false" <text:s/>Name="Light List Accent 5" &gt;&lt;/w:LsdException&gt;</text:p><text:p>&lt;w:LsdException Locked="false" <text:s/>Priority="99" <text:s/>SemiHidden="false" <text:s/>Name="Light Grid Accent 5" &gt;&lt;/w:LsdException&gt;</text:p><text:p>&lt;w:LsdException Locked="false" <text:s/>Priority="99" <text:s/>SemiHidden="false" <text:s/>Name="Medium Shading 1 Accent 5" &gt;&lt;/w:LsdException&gt;</text:p><text:p>&lt;w:LsdException Locked="false" <text:s/>Priority="99" <text:s/>SemiHidden="false" <text:s/>Name="Medium Shading 2 Accent 5" &gt;&lt;/w:LsdException&gt;</text:p><text:p>&lt;w:LsdException Locked="false" <text:s/>Priority="99" <text:s/>SemiHidden="false" <text:s/>Name="Medium List 1 Accent 5" &gt;&lt;/w:LsdException&gt;</text:p><text:p>&lt;w:LsdException Locked="false" <text:s/>Priority="99" <text:s/>SemiHidden="false" <text:s/>Name="Medium List 2 Accent 5" &gt;&lt;/w:LsdException&gt;</text:p><text:p>&lt;w:LsdException Locked="false" <text:s/>Priority="99" <text:s/>SemiHidden="false" <text:s/>Name="Medium Grid 1 Accent 5" &gt;&lt;/w:LsdException&gt;</text:p><text:p>&lt;w:LsdException Locked="false" <text:s/>Priority="99" <text:s/>SemiHidden="false" <text:s/>Name="Medium Grid 2 Accent 5" &gt;&lt;/w:LsdException&gt;</text:p><text:p>&lt;w:LsdException Locked="false" <text:s/>Priority="99" <text:s/>SemiHidden="false" <text:s/>Name="Medium Grid 3 Accent 5" &gt;&lt;/w:LsdException&gt;</text:p><text:p>&lt;w:LsdException Locked="false" <text:s/>Priority="99" <text:s/>SemiHidden="false" <text:s/>Name="Dark List Accent 5" &gt;&lt;/w:LsdException&gt;</text:p><text:p>&lt;w:LsdException Locked="false" <text:s/>Priority="99" <text:s/>SemiHidden="false" <text:s/>Name="Colorful Shading Accent 5" &gt;&lt;/w:LsdException&gt;</text:p><text:p>&lt;w:LsdException Locked="false" <text:s/>Priority="99" <text:s/>SemiHidden="false" <text:s/>Name="Colorful List Accent 5" &gt;&lt;/w:LsdException&gt;</text:p><text:p>&lt;w:LsdException Locked="false" <text:s/>Priority="99" <text:s/>SemiHidden="false" <text:s/>Name="Colorful Grid Accent 5" &gt;&lt;/w:LsdException&gt;</text:p><text:p>&lt;w:LsdException Locked="false" <text:s/>Priority="99" <text:s/>SemiHidden="false" <text:s/>Name="Light Shading Accent 6" &gt;&lt;/w:LsdException&gt;</text:p><text:p>&lt;w:LsdException Locked="false" <text:s/>Priority="99" <text:s/>SemiHidden="false" <text:s/>Name="Light List Accent 6" &gt;&lt;/w:LsdException&gt;</text:p><text:p>&lt;w:LsdException Locked="false" <text:s/>Priority="99" <text:s/>SemiHidden="false" <text:s/>Name="Light Grid Accent 6" &gt;&lt;/w:LsdException&gt;</text:p><text:p>&lt;w:LsdException Locked="false" <text:s/>Priority="99" <text:s/>SemiHidden="false" <text:s/>Name="Medium Shading 1 Accent 6" &gt;&lt;/w:LsdException&gt;</text:p><text:p>&lt;w:LsdException Locked="false" <text:s/>Priority="99" <text:s/>SemiHidden="false" <text:s/>Name="Medium Shading 2 Accent 6" &gt;&lt;/w:LsdException&gt;</text:p><text:p>&lt;w:LsdException Locked="false" <text:s/>Priority="99" <text:s/>SemiHidden="false" <text:s/>Name="Medium List 1 Accent 6" &gt;&lt;/w:LsdException&gt;</text:p><text:p>&lt;w:LsdException Locked="false" <text:s/>Priority="99" <text:s/>SemiHidden="false" <text:s/>Name="Medium List 2 Accent 6" &gt;&lt;/w:LsdException&gt;</text:p><text:p>&lt;w:LsdException Locked="false" <text:s/>Priority="99" <text:s/>SemiHidden="false" <text:s/>Name="Medium Grid 1 Accent 6" &gt;&lt;/w:LsdException&gt;</text:p><text:p>&lt;w:LsdException Locked="false" <text:s/>Priority="99" <text:s/>SemiHidden="false" <text:s/>Name="Medium Grid 2 Accent 6" &gt;&lt;/w:LsdException&gt;</text:p><text:p>&lt;w:LsdException Locked="false" <text:s/>Priority="99" <text:s/>SemiHidden="false" <text:s/>Name="Medium Grid 3 Accent 6" &gt;&lt;/w:LsdException&gt;</text:p><text:p>&lt;w:LsdException Locked="false" <text:s/>Priority="99" <text:s/>SemiHidden="false" <text:s/>Name="Dark List Accent 6" &gt;&lt;/w:LsdException&gt;</text:p><text:p>&lt;w:LsdException Locked="false" <text:s/>Priority="99" <text:s/>SemiHidden="false" <text:s/>Name="Colorful Shading Accent 6" &gt;&lt;/w:LsdException&gt;</text:p><text:p>&lt;w:LsdException Locked="false" <text:s/>Priority="99" <text:s/>SemiHidden="false" <text:s/>Name="Colorful List Accent 6" &gt;&lt;/w:LsdException&gt;</text:p><text:p>&lt;w:LsdException Locked="false" <text:s/>Priority="99" <text:s/>SemiHidden="false" <text:s/>Name="Colorful Grid Accent 6" &gt;&lt;/w:LsdException&gt;</text:p><text:p>&lt;/w:LatentStyles&gt;&lt;/xml&gt;&lt;![endif]--&gt;</text:p></office:annotation><office:annotation><dc:date>2019-01-10T11:49:06.979878353</dc:date><text:p>&lt;!--StartFragment--&gt;</text:p></office:annotation>1. <text:span text:style-name="T2">基本流</text:span></text:p>
      <text:p text:style-name="Text_20_body"><text:span text:style-name="T5">1. </text:span><text:span text:style-name="T11">网民</text:span><text:span text:style-name="T3">启动</text:span><text:span text:style-name="T11">终端</text:span><text:span text:style-name="T3">，该用况启动。</text:span></text:p>
      <text:p text:style-name="Text_20_body"> </text:p>
      <text:p text:style-name="P4"><text:span text:style-name="T8">{</text:span><text:span text:style-name="T2">登录</text:span><text:span text:style-name="T6">}</text:span></text:p>
      <text:p text:style-name="P7">2. <text:span text:style-name="T14">系统显示登录界面并提示网民登录所需信息。</text:span></text:p>
      <text:p text:style-name="P7">3. <text:span text:style-name="T14">网民输入登录信息后点击登录。</text:span></text:p>
      <text:p text:style-name="P7">4. <text:span text:style-name="T14">系统在数据库中匹配登录信息</text:span></text:p>
      <text:p text:style-name="P9">1）<text:span text:style-name="T14">如果匹配成功，则网民成功登录系统。</text:span></text:p>
      <text:p text:style-name="P9">2）<text:span text:style-name="T14">如果匹配失败</text:span></text:p>
      <text:p text:style-name="P10">a. <text:span text:style-name="T14">如果账号正确但密码错误，则系统提示网民密码错误，请输入正确的密码后重新登录，回到第</text:span><text:span text:style-name="T15">1</text:span><text:span text:style-name="T16">步。</text:span></text:p>
      <text:p text:style-name="P10">b. <text:span text:style-name="T14">如果账号不存在，则系统提示网民该帐号不存在，若想使用系统则需进行账号注册。</text:span></text:p>
      <text:p text:style-name="P8">5. <text:span text:style-name="T14">登录成功</text:span></text:p>
      <text:p text:style-name="P1"> </text:p>
      <text:p text:style-name="P5"><text:span text:style-name="T6">{</text:span><text:span text:style-name="T12">获取好友列表信息</text:span><text:span text:style-name="T6">}</text:span></text:p>
      <text:p text:style-name="P8"><text:span text:style-name="T5">6. </text:span><text:span text:style-name="T11">系统获取网民的好友列表信息。</text:span></text:p>
      <text:p text:style-name="P4"> </text:p>
      <text:p text:style-name="P4"><text:span text:style-name="T8">{</text:span><text:span text:style-name="T12">显示好友列表</text:span><text:span text:style-name="T8">}</text:span></text:p>
      <text:p text:style-name="P7">7. <text:span text:style-name="T1">系统</text:span><text:span text:style-name="T10">显示</text:span><text:span text:style-name="T3">好友列表</text:span><text:span text:style-name="T1">。</text:span></text:p>
      <text:p text:style-name="Text_20_body"> </text:p>
      <text:p text:style-name="Text_20_body">    <text:span text:style-name="T6">{</text:span><text:span text:style-name="T12">检查离线消息</text:span><text:span text:style-name="T6">}</text:span></text:p>
      <text:p text:style-name="P7"><text:span text:style-name="T5">8. </text:span><text:span text:style-name="T11">系统检查是否有离线消息，若有便进行标记。</text:span></text:p>
      <text:p text:style-name="Text_20_body"> </text:p>
      <text:p text:style-name="P4"><text:span text:style-name="T8">{</text:span><text:span text:style-name="T2">选择</text:span><text:span text:style-name="T12">好友</text:span><text:span text:style-name="T8">}</text:span></text:p>
      <text:p text:style-name="P7"><text:span text:style-name="T5">9. </text:span><text:span text:style-name="T11">网民在好友列表</text:span><text:span text:style-name="T3">中选择</text:span><text:span text:style-name="T11">一个好友。</text:span></text:p>
      <text:p text:style-name="Text_20_body"> </text:p>
      <text:p text:style-name="P4"><text:span text:style-name="T6">{</text:span><text:span text:style-name="T12">系统检测好友是否在线</text:span><text:span text:style-name="T6">}</text:span></text:p>
      <text:p text:style-name="P7"><text:span text:style-name="T5">10. </text:span><text:span text:style-name="T11">系统检测好友是否在线，若在线则为网民与该好友创建连接。</text:span></text:p>
      <text:p text:style-name="Text_20_body"> </text:p>
      <text:p text:style-name="P4"><text:span text:style-name="T6">{</text:span><text:span text:style-name="T12">获取信息</text:span><text:span text:style-name="T6">}</text:span></text:p>
      <text:p text:style-name="P7"><text:span text:style-name="T5">11. </text:span><text:span text:style-name="T11">系统获取该好友的基本信息和网民与该好友的交互信息。</text:span></text:p>
      <text:p text:style-name="Text_20_body"><text:soft-page-break/> </text:p>
      <text:p text:style-name="P4"><text:span text:style-name="T6">{</text:span><text:span text:style-name="T12">显示聊天窗口</text:span><text:span text:style-name="T6">}</text:span></text:p>
      <text:p text:style-name="P7">12. <text:span text:style-name="T3">系统显示</text:span><text:span text:style-name="T11">与该好友的</text:span><text:span text:style-name="T3">聊天</text:span><text:span text:style-name="T11">窗口，使网民能输入聊天消息。</text:span></text:p>
      <text:p text:style-name="Text_20_body"> </text:p>
      <text:p text:style-name="P4"><text:span text:style-name="T6">{</text:span><text:span text:style-name="T12">显示离线消息</text:span><text:span text:style-name="T6">}</text:span></text:p>
      <text:p text:style-name="P7"><text:span text:style-name="T5">13. </text:span><text:span text:style-name="T11">若该好友有离线消息，系统按时间显示离线消息，并取消在好友列表中的标记。</text:span></text:p>
      <text:p text:style-name="Text_20_body"> </text:p>
      <text:p text:style-name="P4"><text:span text:style-name="T8">{</text:span><text:span text:style-name="T12">发送消息</text:span><text:span text:style-name="T8">}</text:span></text:p>
      <text:p text:style-name="P7"><text:span text:style-name="T5">14. </text:span><text:span text:style-name="T11">网民</text:span><text:span text:style-name="T3">发送</text:span><text:span text:style-name="T11">消息</text:span><text:span text:style-name="T3">。</text:span></text:p>
      <text:p text:style-name="P4"> </text:p>
      <text:p text:style-name="P4"><text:span text:style-name="T8">{</text:span><text:span text:style-name="T2">安全检查</text:span><text:span text:style-name="T6">}</text:span></text:p>
      <text:p text:style-name="P7">15. <text:span text:style-name="T14">检查网民的消息是否合法。</text:span></text:p>
      <text:p text:style-name="P2"> </text:p>
      <text:p text:style-name="P6"><text:span text:style-name="T9">{</text:span><text:span text:style-name="T4">回显消息</text:span><text:span text:style-name="T9">}</text:span></text:p>
      <text:p text:style-name="P7"><text:span text:style-name="T5">16. </text:span><text:span text:style-name="T11">若消息合法，</text:span><text:span text:style-name="T3">系统</text:span><text:span text:style-name="T11">将</text:span><text:span text:style-name="T3">聊天</text:span><text:span text:style-name="T11">消息回</text:span><text:span text:style-name="T3">显到</text:span><text:span text:style-name="T11">网民的</text:span><text:span text:style-name="T3">聊天窗口。</text:span></text:p>
      <text:p text:style-name="P1"> </text:p>
      <text:p text:style-name="P5"><text:span text:style-name="T6">{</text:span><text:span text:style-name="T12">保存消息</text:span><text:span text:style-name="T6">}</text:span></text:p>
      <text:p text:style-name="P8"><text:span text:style-name="T5">17. </text:span><text:span text:style-name="T11">系统保存网民发送的消息。</text:span></text:p>
      <text:p text:style-name="P1"> </text:p>
      <text:p text:style-name="P5"><text:span text:style-name="T6">{</text:span><text:span text:style-name="T12">接收消息</text:span><text:span text:style-name="T6">}</text:span></text:p>
      <text:p text:style-name="P8"><text:span text:style-name="T5">18. </text:span><text:span text:style-name="T11">系统将聊天消息发送给好友，并提示有未读聊天消息。</text:span></text:p>
      <text:p text:style-name="P8"><text:span text:style-name="T5">19. </text:span><text:span text:style-name="T11">好友选择查看未读聊天消息。</text:span></text:p>
      <text:p text:style-name="P1"> </text:p>
      <text:p text:style-name="P5"><text:span text:style-name="T6">{</text:span><text:span text:style-name="T12">显示消息</text:span><text:span text:style-name="T6">}</text:span></text:p>
      <text:p text:style-name="P8"><text:span text:style-name="T5">20. </text:span><text:span text:style-name="T11">系统在该好友的终端上显示接收的聊天消息。</text:span></text:p>
      <text:p text:style-name="P1"> </text:p>
      <text:p text:style-name="P6"><text:span text:style-name="T7">{</text:span><text:span text:style-name="T13">互相通信</text:span><text:span text:style-name="T7">}</text:span></text:p>
      <text:p text:style-name="P8"><text:span text:style-name="T17">21. </text:span><text:span text:style-name="T19">网民与好友互相通信，重复</text:span><text:span text:style-name="T18">{</text:span><text:span text:style-name="T20">选择发送消息</text:span><text:span text:style-name="T18">}</text:span><text:span text:style-name="T19">到</text:span><text:span text:style-name="T18">{</text:span><text:span text:style-name="T20">显示接收消息</text:span><text:span text:style-name="T18">}</text:span><text:span text:style-name="T19">的所有流程，直到结束聊天。</text:span></text:p>
      <text:p text:style-name="Text_20_body"> </text:p>
      <text:p text:style-name="P4"><text:span text:style-name="T8">{</text:span><text:span text:style-name="T2">用况终止</text:span><text:span text:style-name="T6">}</text:span></text:p>
      <text:p text:style-name="P7">22. <text:span text:style-name="T3">用况终止。</text:span></text:p>
      <text:p text:style-name="Text_20_body"><text:soft-page-break/> </text:p>
      <text:p text:style-name="Text_20_body"><office:annotation><dc:date>2019-01-10T11:49:07.096001717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宋体" svg:font-family="宋体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1:48:52.679024541</meta:creation-date>
    <dc:date>2019-01-10T11:50:01.656529256</dc:date>
    <meta:editing-duration>PT1M9S</meta:editing-duration>
    <meta:editing-cycles>1</meta:editing-cycles>
    <meta:document-statistic meta:table-count="0" meta:image-count="0" meta:object-count="0" meta:page-count="3" meta:paragraph-count="63" meta:word-count="647" meta:character-count="732" meta:non-whitespace-character-count="685"/>
    <meta:generator>LibreOffice/6.0.4.2$Linux_X86_64 LibreOffice_project/00m0$Build-2</meta:generator>
  </office:meta>
</office:document-meta>
</file>